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11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Iteration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MEM(read)</text:p>
          </table:table-cell>
          <table:table-cell office:value-type="string" calcext:value-type="string">
            <text:p>CDBx2</text:p>
          </table:table-cell>
          <table:table-cell office:value-type="string" calcext:value-type="string">
            <text:p>COMMITx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1,0(R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2,0(R3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3,F1,F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4,F1,F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.d F5,F3,F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5,0(R4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2,R2,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3,R3,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4,R4,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1,R1,-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ez R1,loop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1,0(R2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2,0(R3)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3,F1,F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4,F1,F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.d F5,F3,F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5,0(R4)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2,R2,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3,R3,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4,R4,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1,R1,-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ez R1,loo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.d F1,0(R2)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.d F2,0(R3)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l.d F3,F1,F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v.d F4,F1,F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.d F5,F3,F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.d F5,0(R4)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ddi R2,R2,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ddi R3,R3,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ddi R4,R4,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ddi R1,R1,-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nez R1,loop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0:02:34.520702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8:16:23.635973954</meta:creation-date>
    <dc:date>2019-02-27T10:03:32.477014034</dc:date>
    <meta:editing-duration>PT48M12S</meta:editing-duration>
    <meta:editing-cycles>12</meta:editing-cycles>
    <meta:generator>LibreOffice/6.0.7.3$Linux_X86_64 LibreOffice_project/00m0$Build-3</meta:generator>
    <meta:document-statistic meta:table-count="1" meta:cell-count="205" meta:object-count="0"/>
  </office:meta>
</office:document-meta>
</file>